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Helper.setupArgumentsForVarargsInvocation( Class &lt; ? &gt; [ ] requiredParameterTypes , Object ...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flectionHelper.compareArgumentsVarargs( List &lt; TypeDescriptor &gt; expectedArgTypes , List &lt; TypeDescriptor &gt; suppliedArgTypes , TypeConverter typeConvert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ReflectionHelper.getTypeDifferenceWeight( List &lt; TypeDescriptor &gt; paramTypes , List &lt; TypeDescriptor &gt; argTyp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rgumentsMatchInfo.isClos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elper.convertAllArguments( TypeConverter converter , Object [ ] arguments ,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sMatchInfo.isExa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MatchInfo.ArgumentsMatchInfo( ArgumentsMatchKind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elper.compareArguments( List &lt; TypeDescriptor &gt; expectedArgTypes , List &lt; TypeDescriptor &gt; suppliedArgTypes , TypeConverter typeConver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rgumentsMatch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MatchInfo.isMatchRequiring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elper.isFirstEntryInArray( Object value , @ Nullable Object possibleArra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Helper.convertArguments( TypeConverter converter , Object [ ] arguments , Executable executable , @ Nullable Integer varargsPosi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